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HandlingException.MessageHandlingException( Message &lt; ? &gt; failed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HandlingException.MessageHandlingException( Message &lt; ? &gt; message ,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HandlingException.MessageHandlingException( Message &lt; ? &gt; message , String description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HandlingException.MessageHandlingException( Message &lt; ? &gt; failed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